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re Baskerville" svg:font-family="'Libre Baskerville'" style:font-family-generic="modern" style:font-pitch="variable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LANNING_5f_TABLE" style:display-name="PLANNING_TABLE" style:family="table" style:master-page-name="">
      <style:table-properties style:width="17.013cm" fo:margin-left="0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PLANNING_5f_TABLE.A" style:display-name="PLANNING_TABLE.A" style:family="table-column">
      <style:table-column-properties style:column-width="1.886cm"/>
    </style:style>
    <style:style style:name="PLANNING_5f_TABLE.B" style:display-name="PLANNING_TABLE.B" style:family="table-column">
      <style:table-column-properties style:column-width="1.889cm"/>
    </style:style>
    <style:style style:name="PLANNING_5f_TABLE.C" style:display-name="PLANNING_TABLE.C" style:family="table-column">
      <style:table-column-properties style:column-width="1.429cm"/>
    </style:style>
    <style:style style:name="PLANNING_5f_TABLE.D" style:display-name="PLANNING_TABLE.D" style:family="table-column">
      <style:table-column-properties style:column-width="1.009cm"/>
    </style:style>
    <style:style style:name="PLANNING_5f_TABLE.E" style:display-name="PLANNING_TABLE.E" style:family="table-column">
      <style:table-column-properties style:column-width="3.228cm"/>
    </style:style>
    <style:style style:name="PLANNING_5f_TABLE.F" style:display-name="PLANNING_TABLE.F" style:family="table-column">
      <style:table-column-properties style:column-width="3.787cm"/>
    </style:style>
    <style:style style:name="PLANNING_5f_TABLE.G" style:display-name="PLANNING_TABLE.G" style:family="table-column">
      <style:table-column-properties style:column-width="3.785cm"/>
    </style:style>
    <style:style style:name="PLANNING_5f_TABLE.1" style:display-name="PLANNING_TABLE.1" style:family="table-row">
      <style:table-row-properties fo:background-color="transparent" fo:keep-together="auto">
        <style:background-image/>
      </style:table-row-properties>
    </style:style>
    <style:style style:name="PLANNING_5f_TABLE.A1" style:display-name="PLANNING_TABLE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PLANNING_5f_TABLE.2" style:display-name="PLANNING_TABLE.2" style:family="table-row">
      <style:table-row-properties fo:keep-together="auto"/>
    </style:style>
    <style:style style:name="PLANNING_5f_TABLE.A2" style:display-name="PLANNING_TABLE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NING_5f_TABLE.B2" style:display-name="PLANNING_TABLE.B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NING_5f_TABLE.C2" style:display-name="PLANNING_TABLE.C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NING_5f_TABLE.D2" style:display-name="PLANNING_TABLE.D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NING_5f_TABLE.E2" style:display-name="PLANNING_TABLE.E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NING_5f_TABLE.F2" style:display-name="PLANNING_TABLE.F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NING_5f_TABLE.G2" style:display-name="PLANNING_TABLE.G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0d3c3a" officeooo:paragraph-rsid="000d3c3a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3a" officeooo:paragraph-rsid="000d3c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b36" officeooo:paragraph-rsid="000edb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itle">
      <style:text-properties officeooo:rsid="000d3c3a" officeooo:paragraph-rsid="000d3c3a"/>
    </style:style>
    <style:style style:name="T1" style:family="text">
      <style:text-properties style:font-name="Libre Baskerville"/>
    </style:style>
    <style:style style:name="T2" style:family="text">
      <style:text-properties style:font-name="Adobe Caslon Pro Bold"/>
    </style:style>
    <style:style style:name="T3" style:family="text">
      <style:text-properties style:font-name="Open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>[ENGAGEMENT_TITLE]</text:p>
      <text:p text:style-name="Subtitle">[ENGAGEMENT_ARTISTE]</text:p>
      <text:p text:style-name="Text_20_body"/>
      <table:table table:name="PLANNING_TABLE" table:style-name="PLANNING_5f_TABLE" table:template-name="Universitaire">
        <table:table-column table:style-name="PLANNING_5f_TABLE.A"/>
        <table:table-column table:style-name="PLANNING_5f_TABLE.B"/>
        <table:table-column table:style-name="PLANNING_5f_TABLE.C"/>
        <table:table-column table:style-name="PLANNING_5f_TABLE.D"/>
        <table:table-column table:style-name="PLANNING_5f_TABLE.E"/>
        <table:table-column table:style-name="PLANNING_5f_TABLE.F"/>
        <table:table-column table:style-name="PLANNING_5f_TABLE.G"/>
        <table:table-row table:style-name="PLANNING_5f_TABLE.1">
          <table:table-cell table:style-name="PLANNING_5f_TABLE.A1" office:value-type="string">
            <text:p text:style-name="P3">Date</text:p>
          </table:table-cell>
          <table:table-cell table:style-name="PLANNING_5f_TABLE.A1" office:value-type="string">
            <text:p text:style-name="P3">Type</text:p>
          </table:table-cell>
          <table:table-cell table:style-name="PLANNING_5f_TABLE.A1" office:value-type="string">
            <text:p text:style-name="P3">Début</text:p>
          </table:table-cell>
          <table:table-cell table:style-name="PLANNING_5f_TABLE.A1" office:value-type="string">
            <text:p text:style-name="P3">Fin</text:p>
          </table:table-cell>
          <table:table-cell table:style-name="PLANNING_5f_TABLE.A1" office:value-type="string">
            <text:p text:style-name="P3">Desc1</text:p>
          </table:table-cell>
          <table:table-cell table:style-name="PLANNING_5f_TABLE.A1" office:value-type="string">
            <text:p text:style-name="P3">Desc2</text:p>
          </table:table-cell>
          <table:table-cell table:style-name="PLANNING_5f_TABLE.A1" office:value-type="string">
            <text:p text:style-name="P3">Lieu</text:p>
          </table:table-cell>
        </table:table-row>
        <table:table-row table:style-name="PLANNING_5f_TABLE.2">
          <table:table-cell table:style-name="PLANNING_5f_TABLE.A2" office:value-type="string">
            <text:p text:style-name="P4">[DATE]</text:p>
          </table:table-cell>
          <table:table-cell table:style-name="PLANNING_5f_TABLE.B2" office:value-type="string">
            <text:p text:style-name="P4">[TYPE]</text:p>
          </table:table-cell>
          <table:table-cell table:style-name="PLANNING_5f_TABLE.C2" office:value-type="string">
            <text:p text:style-name="P4">[DEBUT]</text:p>
          </table:table-cell>
          <table:table-cell table:style-name="PLANNING_5f_TABLE.D2" office:value-type="string">
            <text:p text:style-name="P4">[FIN]</text:p>
          </table:table-cell>
          <table:table-cell table:style-name="PLANNING_5f_TABLE.E2" office:value-type="string">
            <text:p text:style-name="P4">[DESC1]</text:p>
          </table:table-cell>
          <table:table-cell table:style-name="PLANNING_5f_TABLE.F2" office:value-type="string">
            <text:p text:style-name="P4">[DESC2]</text:p>
          </table:table-cell>
          <table:table-cell table:style-name="PLANNING_5f_TABLE.G2" office:value-type="string">
            <text:p text:style-name="P4">[LO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re Baskerville" svg:font-family="'Libre Baskerville'" style:font-family-generic="modern" style:font-pitch="variable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Universitaire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Universitaire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Universitaire.1"/>
      <table:last-row table:style-name="Universitaire.2"/>
      <table:first-column table:style-name="Universitaire.3"/>
      <table:last-column table:style-name="Universitaire.4"/>
      <table:body table:style-name="Universitaire.9"/>
      <table:even-rows table:style-name="Universitaire.5"/>
      <table:odd-rows table:style-name="Universitaire.6"/>
      <table:even-columns table:style-name="Universitaire.7"/>
      <table:odd-columns table:style-name="Universitaire.8"/>
      <table:background table:style-name="Universitaire.10"/>
      <loext:first-row-even-column table:style-name="Universitaire.15"/>
      <loext:last-row-even-column table:style-name="Universitaire.16"/>
      <loext:first-row-end-column table:style-name="Universitaire.12"/>
      <loext:first-row-start-column table:style-name="Universitaire.11"/>
      <loext:last-row-end-column table:style-name="Universitaire.14"/>
      <loext:last-row-start-column table:style-name="Universitair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3c3a" officeooo:paragraph-rsid="000d3c3a"/>
    </style:style>
    <style:style style:name="MT1" style:family="text">
      <style:text-properties style:font-name="Open Sans"/>
    </style:style>
    <style:page-layout style:name="Mpm1">
      <style:page-layout-properties fo:page-width="21.001cm" fo:page-height="29.7cm" style:num-format="1" style:print-orientation="portrait" fo:margin-top="0.4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-top="none" fo:border-bottom="0.06pt solid #000000" fo:border-left="none" fo:border-right="none" fo:padding="0.04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gence Artistique Jacques Thelen<text:line-break/>15, Avenue Montaigne, 75008 Paris</text:span><text:line-break/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1:48:20.186000000</meta:creation-date>
    <dc:date>2020-04-28T12:25:45.865000000</dc:date>
    <meta:editing-duration>PT27M15S</meta:editing-duration>
    <meta:editing-cycles>1</meta:editing-cycles>
    <meta:document-statistic meta:table-count="1" meta:image-count="0" meta:object-count="0" meta:page-count="1" meta:paragraph-count="17" meta:word-count="25" meta:character-count="183" meta:non-whitespace-character-count="174"/>
    <meta:generator>LibreOffice/6.4.3.2$Windows_X86_64 LibreOffice_project/747b5d0ebf89f41c860ec2a39efd7cb15b54f2d8</meta:generator>
  </office:meta>
</office:document-meta>
</file>